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line-height="200%"/>
    </style:style>
    <style:style style:name="P3" style:family="paragraph" style:parent-style-name="Text_20_body" style:master-page-name="Standard">
      <style:paragraph-properties style:page-number="auto"/>
    </style:style>
    <style:style style:name="P4" style:family="paragraph" style:parent-style-name="Heading_20_1">
      <style:paragraph-properties fo:break-before="page"/>
    </style:style>
    <style:style style:name="P5" style:family="paragraph" style:parent-style-name="Header">
      <style:paragraph-properties fo:text-align="end" style:justify-single-word="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Social, Ethical &amp; Professional Issues in Computer Scienc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bkPaperTitl"/>CSCI 3101: Reading Assignment 2 </text:h>
        <text:h text:style-name="Heading_20_1" text:outline-level="1"><text:bookmark text:name="bkAuthor"/>Alexander Moriarty</text:h>
        <text:h text:style-name="Heading_20_1" text:outline-level="1"><text:bookmark text:name="bkAuthorAffil"/>B00317947</text:h>
        <text:h text:style-name="Heading_20_1" text:outline-level="1"/>
        <text:h text:style-name="P4" text:outline-level="1">CSCI 3101: Reading Assignment 2 </text:h>
        <text:list xml:id="list577069958" text:style-name="L1">
          <text:list-item>
            <text:p text:style-name="P1">Re-read Chapter 15* “The foundationalist debate in computer ethics”</text:p>
            <text:p text:style-name="P1">Provide one reason why Tavani thinks that Computer Ethics qualifies as a legitimate field of Applied Ethics.</text:p>
          </text:list-item>
        </text:list>
        <text:p text:style-name="P2"/>
        <text:p text:style-name="P2"><text:tab/>Travani does not believe Computer Ethics requires unique ethical issues or a unique ethical theory to justify being a field of Applied Ethics. He also points out that the view of Professional Approach of Computer Ethics is less likely in modern times, because computer professionals are outnumbered as todays computer users. An example is given showing similarities between what should or should not fall into Medical Ethics and Computer Ethics; neither a crime committed with the aid of computers nor a crime committed with a doctors tool should fall into the realm of either of the Professional Ethics. He suggests <text:s/>that Himma's Epistemological Thesis: “CE presents problems that cannot adequately be analogized with other fields of applied ethics.” is not entirely true nor must it be for Computer Ethics to qualify as a legitimate field. Travini points out that it is unclear yet if Floridi's <text:s/>Information Ethics methodological/macro-ethical framework is required for Computer Ethics, yet agrees that there could be cases for which a more concrete framework for Computer Ethics framework would be required.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0pt" fo:language="en" fo:country="US" style:letter-kerning="tru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100%" fo:margin-left="0cm" fo:margin-right="0cm" fo:line-height="200%" fo:text-indent="0.953cm" style:auto-text-indent="false"/>
      <style:text-properties style:font-name="Times New Roma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line-height="200%" fo:text-align="center" style:justify-single-word="false"/>
      <style:text-properties style:font-name="Times New Roman"/>
    </style:style>
    <style:style style:name="Heading_20_2" style:display-name="Heading 2" style:family="paragraph" style:parent-style-name="Standard" style:next-style-name="Text_20_body" style:default-outline-level="2" style:class="text">
      <style:paragraph-properties fo:line-height="200%"/>
      <style:text-properties style:font-name="Times New Roman" fo:font-style="italic" style:font-style-asian="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text-properties style:font-name="Times New Roman"/>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Numbered_20_list" style:display-name="Numbered list" style:family="paragraph" style:parent-style-name="Standard" style:default-outline-level="1">
      <style:paragraph-properties fo:line-height="200%"/>
      <style:text-properties style:font-name="Times New Roman"/>
    </style:style>
    <style:style style:name="Block_20_Text" style:display-name="Block Text" style:family="paragraph" style:parent-style-name="Text_20_body" style:default-outline-level="">
      <style:paragraph-properties fo:margin="100%" fo:margin-left="0cm" fo:margin-right="0cm" fo:text-indent="0cm" style:auto-text-indent="false"/>
    </style:style>
    <style:style style:name="Quotation" style:family="paragraph" style:parent-style-name="Text_20_body" style:default-outline-level="">
      <style:paragraph-properties fo:margin="100%" fo:margin-left="0.965cm" fo:margin-right="0cm" fo:text-indent="0cm" style:auto-text-indent="false"/>
    </style:style>
    <style:style style:name="Reference" style:family="paragraph" style:parent-style-name="Text_20_body" style:default-outline-level="">
      <style:paragraph-properties fo:margin="100%" fo:margin-left="0.965cm" fo:margin-right="0cm" fo:text-indent="-0.965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endnote_20_text" style:display-name="endnote text" style:family="paragraph" style:parent-style-name="Standard" style:default-outline-level="">
      <style:text-properties style:font-size-complex="12pt"/>
    </style:style>
    <style:style style:name="Bibliography" style:family="paragraph" style:parent-style-name="Standard" style:default-outline-level=""/>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font-size="12pt" fo:language="en" fo:country="US" style:font-size-asian="12pt" style:language-asian="en" style:country-asian="US" style:language-complex="ar" style:country-complex="SA"/>
    </style:style>
    <style:style style:name="Body_20_Text_20_Char" style:display-name="Body Text Char" style:family="text" style:parent-style-name="Default_20_Paragraph_20_Font">
      <style:text-properties fo:font-size="12pt" fo:language="en" fo:country="US" style:font-size-asian="12pt" style:language-asian="en" style:country-asian="US" style:language-complex="ar" style:country-complex="SA"/>
    </style:style>
    <style:style style:name="Block_20_Text_20_Char" style:display-name="Block Text Char" style:family="text" style:parent-style-name="Body_20_Text_20_Char">
      <style:text-properties fo:font-size="12pt" fo:language="en" fo:country="US" style:font-size-asian="12pt" style:language-asian="en" style:country-asian="US" style:language-complex="ar" style:country-complex="SA"/>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Document_20_Map_20_Char" style:display-name="Document Map Char" style:family="text" style:parent-style-name="Default_20_Paragraph_20_Font">
      <style:text-properties style:font-name="Tahoma" fo:font-size="8pt" style:font-size-asian="8pt" style:language-asian="en" style:country-asian="US" style:font-name-complex="Tahoma1" style:font-size-complex="8pt"/>
    </style:style>
    <style:style style:name="Endnote_20_Text_20_Char" style:display-name="Endnote Text Char" style:family="text" style:parent-style-name="Default_20_Paragraph_20_Font">
      <style:text-properties fo:font-size="12pt" style:font-size-asian="12pt" style:language-asian="en" style:country-asian="US" style:font-size-complex="12pt"/>
    </style:style>
    <style:style style:name="endnote_20_reference" style:display-name="endnote reference" style:family="text" style:parent-style-name="Default_20_Paragraph_20_Fon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1.588cm" fo:text-indent="-0.635cm" fo:margin-left="1.588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style:num-suffix="." style:num-format="a">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style:num-suffix="." style:num-format="a">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style:num-suffix="." style:num-format="a">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style:num-suffix="." style:num-format="a">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style:num-suffix="." style:num-format="a">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style:num-suffix="." style:num-format="a">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eptember 17, 2012 <text:page-number text:select-page="current">2</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CI 3101: Reading Assignment 1 </dc:title>
    <meta:initial-creator>Alexander Moriarty</meta:initial-creator>
    <meta:keyword>September</meta:keyword>
    <meta:keyword>17</meta:keyword>
    <meta:keyword>2012</meta:keyword>
    <dc:creator>Alexander Moriarty</dc:creator>
    <meta:editing-cycles>1</meta:editing-cycles>
    <meta:print-date>2012-09-18T04:56:00</meta:print-date>
    <meta:creation-date>2012-09-18T02:45:00</meta:creation-date>
    <dc:date>2012-10-02T02:52:41</dc:date>
    <meta:editing-duration>PT1M57S</meta:editing-duration>
    <meta:generator>LibreOffice/3.5$Linux_X86_64 LibreOffice_project/350m1$Build-2</meta:generator>
    <meta:document-statistic meta:table-count="0" meta:image-count="0" meta:object-count="0" meta:page-count="2" meta:paragraph-count="9" meta:word-count="226" meta:character-count="1390" meta:non-whitespace-character-count="1235"/>
    <meta:user-defined meta:name="AppVersion">14.0000</meta:user-defined>
    <meta:user-defined meta:name="Company">B0031794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3379389991</meta:user-defined>
    <meta:template xlink:type="simple" xlink:actuate="onRequest" xlink:title="TC023379389991" xlink:href=""/>
  </office:meta>
</office:document-meta>
</file>